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Israel Jacob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funeral/</text:p>
      <text:p text:style-name="P3">"He has humbled my power on the way; He has shortened my/ days." <text:s/>This lament which one of the Hebrew psalmists/ uttered, might have been set forth by our coreligionist now/ lying dead. <text:s/>Many were the grievous vicissitudes which/ he experienced during a life not reaching up to the/ allotted term. <text:s/>But to allude to the instability of/ fortune, to cite social and domestic changes would be to/ recall circumstances of a painful character. <text:s/>I shall not/ add to the distress of the bereaved. <text:s/>I will rather/ obey my natural instincts and speak a few words/ that may afford some comfort. <text:s/>It must be a source/ of satisfaction to the sorrowful wife to feel that/ she strengthened herself to bear all the mutations under-/-gone. <text:s/>It is a soothing reflection to know that she/ was a helpmate indeed to her husband when sorely tried./ <text:s/>Who but the all-seeing God could have perceived the/ mental efforts of a woman in feeble health; her strenuous/ endeavours to lighten the burden of the man bent under/ the weight of afflictions? <text:s/>When she so taxed her powers,/ she did not imagine that she would survive him,/</text:p>
      <text:p text:style-name="P3"/>
      <text:p text:style-name="P3">[Page 2]</text:p>
      <text:p text:style-name="P3">who seemed hale and robust, but the Disposer/ of human events kept her alive for a beneficent/ purpose. <text:s/>He would that she might receive some/ reward on earth, ere she joins the companion of her/ existence in heaven. <text:s/>The only child of the widow/ will henceforth bestow the fulness of filial devotion/ on her aged mother. <text:s/>I am assured that evi-/-dences of tender love were never wanting. <text:s/>It was/ a disinclination on the part of the father to leave/ a city, where so many reminiscences and affections/ clustered that prevented his married daughter from/ personally caring for her parents. <text:s/>Israel Jacobs/ <text:soft-page-break/>would not exhange[sic!] Philadelphia even for the/ place in which his daughter resided. <text:s/>We can/ best appreciate the feelings which actuated our/ coreligionists and sympathise therewith, when we/ behold round this coffin a respectably raised/ progeny, an offspring forming the second generation/ that issued from our lamented fellow-believer. <text:s/>For/ here were those grand children born who bear/ his family name, and here they bid fair to rise and/ do his memory credit./</text:p>
      <text:p text:style-name="P3"/>
      <text:p text:style-name="P3">[Page 3]</text:p>
      <text:p text:style-name="P3"><text:tab/>It greatly pained the daughter whose husband's/ interests retain her in the West, to be deprived of the/ satisfaction of dwelling in the East. <text:s/>She was thus/ forcibly prevented from waiting immediately upon her/ parents, but no just person will consider a fault/ what circumstances beyond one's control and a sense/ of conjugal duties absolutely demanded. <text:s/>Let us/ then condole with the bereaved mother and child, and/ offer them the assurance that whatever method they/ will adopt hereafter to afford each other comfort,/ will give us also veritable pleasure./</text:p>
      <text:p text:style-name="P3">But another reflection should be a source of ineffable/ consolation to the mourners. <text:s/>Israel Jacobs was/ an unsophisticated Jew. <text:s/>He believed in and adhered/ to the precepts of the Law with child-like faith./ <text:s/>As such his recompense will be high, for though our/ religion does not oppose a searching into the origin and/ object of its tenets, nay, it encourages investigation, because/ it can stand the light of criticism, yet to serve the/ Lord with singleness of the heart as a youth obeying his/ parents because he has implicit confidence in their/ wisdom and experience, is according to my mode of thinking,/</text:p>
      <text:p text:style-name="P3"/>
      <text:p text:style-name="P3">[Page 4]</text:p>
      <text:p text:style-name="P3">a merit worthy of eternal bliss. <text:s/>I do not wish to/ assert that my coreligionist was sinless. <text:s/>It may not be/ impossible that those who knew him intimately, had/ detected glaring faults and imperfections, but I simply/ mean that he did not share <text:span text:style-name="T2">in</text:span><text:span text:style-name="T3"> the flippant incredulity/ of the age, the pretentious belief of men and women/ who fancy to have learned enough to justify their offen-/-sive indifference to ancestral ordinances. <text:s/>May the/ fidelity of Israel Jacobs be the key unfastening for/ his soul the portals of everlasting happiness. <text:s/>May/ it prove a source of constant consolation to those who/ mourn for his loss, and become an incentive to his/ descendants to follow righteousness. <text:s/>God grant/ that the virtues he practised may be his advocates/ before the judgment seat of the Most High, that/ his shortcomings may be forgiven by the Lord of/ mercy, and that his spirit may experience the </text:span><text:span text:style-name="T2">hope</text:span><text:span text:style-name="T3">/ realized hope of the Psalmist "As for me I shall/ see Thy face through righteousness, I shall be satisfied/ when I awake in contemplating Thy (Divine) likeness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49:05.91</meta:creation-date>
    <meta:document-statistic meta:table-count="0" meta:image-count="0" meta:object-count="0" meta:page-count="3" meta:paragraph-count="70" meta:word-count="905" meta:character-count="5735"/>
    <dc:date>2012-10-24T15:12:34.85</dc:date>
    <meta:editing-duration>PT8M18S</meta:editing-duration>
    <meta:editing-cycles>1</meta:editing-cycles>
    <meta:generator>OpenOffice.org/3.4.1$Win32 OpenOffice.org_project/341m1$Build-9593</meta:generator>
  </office:meta>
</office:document-meta>
</file>